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auss11" table:style-name="ta1">
        <table:shapes>
          <draw:frame draw:z-index="0" draw:style-name="gr1" draw:text-style-name="P1" svg:width="159.99mm" svg:height="89.99mm" svg:x="1.82mm" svg:y="161.68mm">
            <draw:object draw:notify-on-update-of-ranges="gauss11.B1:gauss11.B1 gauss11.B2:gauss11.B23 gauss11.C1:gauss11.C1 gauss11.C2:gauss11.C23 gauss11.D1:gauss11.D1 gauss11.D2:gauss11.D23 gauss11.E1:gauss11.E1 gauss11.E2:gauss11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2.71mm" svg:y="172.01mm">
            <draw:object draw:notify-on-update-of-ranges="gauss11.I1:gauss11.I1 gauss11.I2:gauss11.I23 gauss11.J1:gauss11.J1 gauss11.J2:gauss11.J23 gauss11.K1:gauss11.K1 gauss11.K2:gauss11.K23 gauss11.L1:gauss11.L1 gauss11.L2:gauss11.L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No t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Improve1</text:p>
          </table:table-cell>
          <table:table-cell office:value-type="string" calcext:value-type="string">
            <text:p>Improve2</text:p>
          </table:table-cell>
          <table:table-cell table:number-columns-repeated="3"/>
          <table:table-cell office:value-type="string" calcext:value-type="string">
            <text:p>No t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Improve1</text:p>
          </table:table-cell>
          <table:table-cell office:value-type="string" calcext:value-type="string">
            <text:p>Improve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11598" calcext:value-type="float">
            <text:p>11598</text:p>
          </table:table-cell>
          <table:table-cell office:value-type="float" office:value="9931" calcext:value-type="float">
            <text:p>9931</text:p>
          </table:table-cell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267" calcext:value-type="float">
            <text:p>267</text:p>
          </table:table-cell>
          <table:table-cell office:value-type="float" office:value="255" calcext:value-type="float">
            <text:p>255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11697" calcext:value-type="float">
            <text:p>11697</text:p>
          </table:table-cell>
          <table:table-cell office:value-type="float" office:value="10164" calcext:value-type="float">
            <text:p>10164</text:p>
          </table:table-cell>
          <table:table-cell office:value-type="float" office:value="10115" calcext:value-type="float">
            <text:p>1011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office:value-type="float" office:value="254" calcext:value-type="float">
            <text:p>254</text:p>
          </table:table-cell>
          <table:table-cell office:value-type="float" office:value="261" calcext:value-type="float">
            <text:p>26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000" calcext:value-type="float">
            <text:p>20000</text:p>
          </table:table-cell>
          <table:table-cell office:value-type="float" office:value="11710" calcext:value-type="float">
            <text:p>11710</text:p>
          </table:table-cell>
          <table:table-cell office:value-type="float" office:value="10142" calcext:value-type="float">
            <text:p>10142</text:p>
          </table:table-cell>
          <table:table-cell office:value-type="float" office:value="10120" calcext:value-type="float">
            <text:p>1012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253" calcext:value-type="float">
            <text:p>253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11751" calcext:value-type="float">
            <text:p>11751</text:p>
          </table:table-cell>
          <table:table-cell office:value-type="float" office:value="10232" calcext:value-type="float">
            <text:p>10232</text:p>
          </table:table-cell>
          <table:table-cell office:value-type="float" office:value="10056" calcext:value-type="float">
            <text:p>1005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256" calcext:value-type="float">
            <text:p>256</text:p>
          </table:table-cell>
          <table:table-cell office:value-type="float" office:value="242" calcext:value-type="float">
            <text:p>242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00" calcext:value-type="float">
            <text:p>20000</text:p>
          </table:table-cell>
          <table:table-cell office:value-type="float" office:value="11802" calcext:value-type="float">
            <text:p>11802</text:p>
          </table:table-cell>
          <table:table-cell office:value-type="float" office:value="10090" calcext:value-type="float">
            <text:p>10090</text:p>
          </table:table-cell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8" calcext:value-type="float">
            <text:p>208</text:p>
          </table:table-cell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0000" calcext:value-type="float">
            <text:p>20000</text:p>
          </table:table-cell>
          <table:table-cell office:value-type="float" office:value="11759" calcext:value-type="float">
            <text:p>11759</text:p>
          </table:table-cell>
          <table:table-cell office:value-type="float" office:value="9693" calcext:value-type="float">
            <text:p>9693</text:p>
          </table:table-cell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9" calcext:value-type="float">
            <text:p>23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0000" calcext:value-type="float">
            <text:p>20000</text:p>
          </table:table-cell>
          <table:table-cell office:value-type="float" office:value="11497" calcext:value-type="float">
            <text:p>11497</text:p>
          </table:table-cell>
          <table:table-cell office:value-type="float" office:value="9198" calcext:value-type="float">
            <text:p>9198</text:p>
          </table:table-cell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271" calcext:value-type="float">
            <text:p>271</text:p>
          </table:table-cell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11333" calcext:value-type="float">
            <text:p>11333</text:p>
          </table:table-cell>
          <table:table-cell office:value-type="float" office:value="8874" calcext:value-type="float">
            <text:p>8874</text:p>
          </table:table-cell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8" calcext:value-type="float">
            <text:p>238</text:p>
          </table:table-cell>
          <table:table-cell office:value-type="float" office:value="272" calcext:value-type="float">
            <text:p>272</text:p>
          </table:table-cell>
          <table:table-cell office:value-type="float" office:value="257" calcext:value-type="float">
            <text:p>257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000" calcext:value-type="float">
            <text:p>20000</text:p>
          </table:table-cell>
          <table:table-cell office:value-type="float" office:value="11177" calcext:value-type="float">
            <text:p>11177</text:p>
          </table:table-cell>
          <table:table-cell office:value-type="float" office:value="8579" calcext:value-type="float">
            <text:p>8579</text:p>
          </table:table-cell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000" calcext:value-type="float">
            <text:p>20000</text:p>
          </table:table-cell>
          <table:table-cell office:value-type="float" office:value="10987" calcext:value-type="float">
            <text:p>10987</text:p>
          </table:table-cell>
          <table:table-cell office:value-type="float" office:value="8410" calcext:value-type="float">
            <text:p>8410</text:p>
          </table:table-cell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5" calcext:value-type="float">
            <text:p>225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000" calcext:value-type="float">
            <text:p>20000</text:p>
          </table:table-cell>
          <table:table-cell office:value-type="float" office:value="10830" calcext:value-type="float">
            <text:p>10830</text:p>
          </table:table-cell>
          <table:table-cell office:value-type="float" office:value="8267" calcext:value-type="float">
            <text:p>8267</text:p>
          </table:table-cell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  <table:table-cell office:value-type="float" office:value="270" calcext:value-type="float">
            <text:p>270</text:p>
          </table:table-cell>
          <table:table-cell office:value-type="float" office:value="282" calcext:value-type="float">
            <text:p>282</text:p>
          </table:table-cell>
          <table:table-cell office:value-type="float" office:value="272" calcext:value-type="float">
            <text:p>27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000" calcext:value-type="float">
            <text:p>20000</text:p>
          </table:table-cell>
          <table:table-cell office:value-type="float" office:value="10635" calcext:value-type="float">
            <text:p>10635</text:p>
          </table:table-cell>
          <table:table-cell office:value-type="float" office:value="8336" calcext:value-type="float">
            <text:p>8336</text:p>
          </table:table-cell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7" calcext:value-type="float">
            <text:p>207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000" calcext:value-type="float">
            <text:p>20000</text:p>
          </table:table-cell>
          <table:table-cell office:value-type="float" office:value="10618" calcext:value-type="float">
            <text:p>10618</text:p>
          </table:table-cell>
          <table:table-cell office:value-type="float" office:value="8388" calcext:value-type="float">
            <text:p>8388</text:p>
          </table:table-cell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3" calcext:value-type="float">
            <text:p>243</text:p>
          </table:table-cell>
          <table:table-cell office:value-type="float" office:value="276" calcext:value-type="float">
            <text:p>276</text:p>
          </table:table-cell>
          <table:table-cell office:value-type="float" office:value="270" calcext:value-type="float">
            <text:p>270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0000" calcext:value-type="float">
            <text:p>20000</text:p>
          </table:table-cell>
          <table:table-cell office:value-type="float" office:value="10548" calcext:value-type="float">
            <text:p>10548</text:p>
          </table:table-cell>
          <table:table-cell office:value-type="float" office:value="8424" calcext:value-type="float">
            <text:p>8424</text:p>
          </table:table-cell>
          <table:table-cell office:value-type="float" office:value="7037" calcext:value-type="float">
            <text:p>7037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9" calcext:value-type="float">
            <text:p>24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82" calcext:value-type="float">
            <text:p>28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00" calcext:value-type="float">
            <text:p>20000</text:p>
          </table:table-cell>
          <table:table-cell office:value-type="float" office:value="10564" calcext:value-type="float">
            <text:p>10564</text:p>
          </table:table-cell>
          <table:table-cell office:value-type="float" office:value="8578" calcext:value-type="float">
            <text:p>8578</text:p>
          </table:table-cell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office:value-type="float" office:value="263" calcext:value-type="float">
            <text:p>263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10547" calcext:value-type="float">
            <text:p>10547</text:p>
          </table:table-cell>
          <table:table-cell office:value-type="float" office:value="8468" calcext:value-type="float">
            <text:p>8468</text:p>
          </table:table-cell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0000" calcext:value-type="float">
            <text:p>20000</text:p>
          </table:table-cell>
          <table:table-cell office:value-type="float" office:value="10711" calcext:value-type="float">
            <text:p>10711</text:p>
          </table:table-cell>
          <table:table-cell office:value-type="float" office:value="8502" calcext:value-type="float">
            <text:p>8502</text:p>
          </table:table-cell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office:value-type="float" office:value="278" calcext:value-type="float">
            <text:p>278</text:p>
          </table:table-cell>
          <table:table-cell office:value-type="float" office:value="266" calcext:value-type="float">
            <text:p>266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0000" calcext:value-type="float">
            <text:p>20000</text:p>
          </table:table-cell>
          <table:table-cell office:value-type="float" office:value="10863" calcext:value-type="float">
            <text:p>10863</text:p>
          </table:table-cell>
          <table:table-cell office:value-type="float" office:value="8745" calcext:value-type="float">
            <text:p>8745</text:p>
          </table:table-cell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float" office:value="277" calcext:value-type="float">
            <text:p>277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0000" calcext:value-type="float">
            <text:p>20000</text:p>
          </table:table-cell>
          <table:table-cell office:value-type="float" office:value="10984" calcext:value-type="float">
            <text:p>10984</text:p>
          </table:table-cell>
          <table:table-cell office:value-type="float" office:value="8898" calcext:value-type="float">
            <text:p>8898</text:p>
          </table:table-cell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office:value-type="float" office:value="271" calcext:value-type="float">
            <text:p>271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11185" calcext:value-type="float">
            <text:p>11185</text:p>
          </table:table-cell>
          <table:table-cell office:value-type="float" office:value="9153" calcext:value-type="float">
            <text:p>9153</text:p>
          </table:table-cell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3" calcext:value-type="float">
            <text:p>243</text:p>
          </table:table-cell>
          <table:table-cell office:value-type="float" office:value="276" calcext:value-type="float">
            <text:p>276</text:p>
          </table:table-cell>
          <table:table-cell office:value-type="float" office:value="262" calcext:value-type="float">
            <text:p>262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0000" calcext:value-type="float">
            <text:p>20000</text:p>
          </table:table-cell>
          <table:table-cell office:value-type="float" office:value="11293" calcext:value-type="float">
            <text:p>11293</text:p>
          </table:table-cell>
          <table:table-cell office:value-type="float" office:value="9383" calcext:value-type="float">
            <text:p>9383</text:p>
          </table:table-cell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</text:p>
          </table:table-cell>
          <table:table-cell office:value-type="float" office:value="271" calcext:value-type="float">
            <text:p>271</text:p>
          </table:table-cell>
          <table:table-cell office:value-type="float" office:value="256" calcext:value-type="float">
            <text:p>256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0000" calcext:value-type="float">
            <text:p>20000</text:p>
          </table:table-cell>
          <table:table-cell office:value-type="float" office:value="11552" calcext:value-type="float">
            <text:p>11552</text:p>
          </table:table-cell>
          <table:table-cell office:value-type="float" office:value="9745" calcext:value-type="float">
            <text:p>9745</text:p>
          </table:table-cell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23])" office:value-type="float" office:value="205" calcext:value-type="float">
            <text:p>205</text:p>
          </table:table-cell>
          <table:table-cell table:formula="of:=MIN([.C2:.C23])" office:value-type="float" office:value="253" calcext:value-type="float">
            <text:p>253</text:p>
          </table:table-cell>
          <table:table-cell table:formula="of:=MIN([.D2:.D23])" office:value-type="float" office:value="242" calcext:value-type="float">
            <text:p>242</text:p>
          </table:table-cell>
          <table:table-cell table:formula="of:=MIN([.E2:.E23])" office:value-type="float" office:value="255" calcext:value-type="float">
            <text:p>255</text:p>
          </table:table-cell>
          <table:table-cell table:number-columns-repeated="3"/>
          <table:table-cell table:formula="of:=MIN([.I2:.I23])" office:value-type="float" office:value="20000" calcext:value-type="float">
            <text:p>20000</text:p>
          </table:table-cell>
          <table:table-cell table:formula="of:=MIN([.J2:.J23])" office:value-type="float" office:value="10547" calcext:value-type="float">
            <text:p>10547</text:p>
          </table:table-cell>
          <table:table-cell table:formula="of:=MIN([.K2:.K23])" office:value-type="float" office:value="8267" calcext:value-type="float">
            <text:p>8267</text:p>
          </table:table-cell>
          <table:table-cell table:formula="of:=MIN([.L2:.L23])"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23])" office:value-type="float" office:value="250" calcext:value-type="float">
            <text:p>250</text:p>
          </table:table-cell>
          <table:table-cell table:formula="of:=MAX([.C2:.C23])" office:value-type="float" office:value="278" calcext:value-type="float">
            <text:p>278</text:p>
          </table:table-cell>
          <table:table-cell table:formula="of:=MAX([.D2:.D23])" office:value-type="float" office:value="282" calcext:value-type="float">
            <text:p>282</text:p>
          </table:table-cell>
          <table:table-cell table:formula="of:=MAX([.E2:.E23])" office:value-type="float" office:value="284" calcext:value-type="float">
            <text:p>284</text:p>
          </table:table-cell>
          <table:table-cell table:number-columns-repeated="3"/>
          <table:table-cell table:formula="of:=MAX([.I2:.I23])" office:value-type="float" office:value="20000" calcext:value-type="float">
            <text:p>20000</text:p>
          </table:table-cell>
          <table:table-cell table:formula="of:=MAX([.J2:.J23])" office:value-type="float" office:value="11802" calcext:value-type="float">
            <text:p>11802</text:p>
          </table:table-cell>
          <table:table-cell table:formula="of:=MAX([.K2:.K23])" office:value-type="float" office:value="10232" calcext:value-type="float">
            <text:p>10232</text:p>
          </table:table-cell>
          <table:table-cell table:formula="of:=MAX([.L2:.L23])" office:value-type="float" office:value="10120" calcext:value-type="float">
            <text:p>10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23])" office:value-type="float" office:value="231.545454545455" calcext:value-type="float">
            <text:p>231,545454545455</text:p>
          </table:table-cell>
          <table:table-cell table:formula="of:=AVERAGE([.C2:.C23])" office:value-type="float" office:value="267.636363636364" calcext:value-type="float">
            <text:p>267,636363636364</text:p>
          </table:table-cell>
          <table:table-cell table:formula="of:=AVERAGE([.D2:.D23])" office:value-type="float" office:value="266.636363636364" calcext:value-type="float">
            <text:p>266,636363636364</text:p>
          </table:table-cell>
          <table:table-cell table:formula="of:=AVERAGE([.E2:.E23])" office:value-type="float" office:value="273.727272727273" calcext:value-type="float">
            <text:p>273,727272727273</text:p>
          </table:table-cell>
          <table:table-cell table:number-columns-repeated="3"/>
          <table:table-cell table:formula="of:=AVERAGE([.I2:.I23])" office:value-type="float" office:value="20000" calcext:value-type="float">
            <text:p>20000</text:p>
          </table:table-cell>
          <table:table-cell table:formula="of:=AVERAGE([.J2:.J23])" office:value-type="float" office:value="11165.5" calcext:value-type="float">
            <text:p>11165,5</text:p>
          </table:table-cell>
          <table:table-cell table:formula="of:=AVERAGE([.K2:.K23])" office:value-type="float" office:value="9100" calcext:value-type="float">
            <text:p>9100</text:p>
          </table:table-cell>
          <table:table-cell table:formula="of:=AVERAGE([.L2:.L23])" office:value-type="float" office:value="8212.68181818182" calcext:value-type="float">
            <text:p>8212,68181818182</text:p>
          </table:table-cell>
          <table:table-cell table:number-columns-repeated="4"/>
        </table:table-row>
      </table:table>
      <table:table table:name="waves41" table:style-name="ta1">
        <table:shapes>
          <draw:frame draw:z-index="0" draw:style-name="gr1" draw:text-style-name="P1" svg:width="159.99mm" svg:height="89.99mm" svg:x="178.7mm" svg:y="134.96mm">
            <draw:object draw:notify-on-update-of-ranges="waves41.I1:waves41.I1 waves41.I2:waves41.I23 waves41.J1:waves41.J1 waves41.J2:waves41.J23 waves41.K1:waves41.K1 waves41.K2:waves41.K23 waves41.L1:waves41.L1 waves41.L2:waves41.L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3.28mm" svg:y="133.83mm">
            <draw:object draw:notify-on-update-of-ranges="waves41.B1:waves41.B1 waves41.B2:waves41.B23 waves41.C1:waves41.C1 waves41.C2:waves41.C23 waves41.D1:waves41.D1 waves41.D2:waves41.D23 waves41.E1:waves41.E1 waves41.E2:waves41.E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No t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Improve1</text:p>
          </table:table-cell>
          <table:table-cell office:value-type="string" calcext:value-type="string">
            <text:p>Improve2</text:p>
          </table:table-cell>
          <table:table-cell table:number-columns-repeated="3"/>
          <table:table-cell office:value-type="string" calcext:value-type="string">
            <text:p>No t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Improve1</text:p>
          </table:table-cell>
          <table:table-cell office:value-type="string" calcext:value-type="string">
            <text:p>Improv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66131" calcext:value-type="float">
            <text:p>566131</text:p>
          </table:table-cell>
          <table:table-cell office:value-type="float" office:value="219897" calcext:value-type="float">
            <text:p>219897</text:p>
          </table:table-cell>
          <table:table-cell office:value-type="float" office:value="223824" calcext:value-type="float">
            <text:p>2238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34648" calcext:value-type="float">
            <text:p>634648</text:p>
          </table:table-cell>
          <table:table-cell office:value-type="float" office:value="219233" calcext:value-type="float">
            <text:p>219233</text:p>
          </table:table-cell>
          <table:table-cell office:value-type="float" office:value="216383" calcext:value-type="float">
            <text:p>2163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11671" calcext:value-type="float">
            <text:p>611671</text:p>
          </table:table-cell>
          <table:table-cell office:value-type="float" office:value="209617" calcext:value-type="float">
            <text:p>209617</text:p>
          </table:table-cell>
          <table:table-cell office:value-type="float" office:value="198776" calcext:value-type="float">
            <text:p>1987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8327" calcext:value-type="float">
            <text:p>508327</text:p>
          </table:table-cell>
          <table:table-cell office:value-type="float" office:value="197244" calcext:value-type="float">
            <text:p>197244</text:p>
          </table:table-cell>
          <table:table-cell office:value-type="float" office:value="197540" calcext:value-type="float">
            <text:p>1975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56480" calcext:value-type="float">
            <text:p>456480</text:p>
          </table:table-cell>
          <table:table-cell office:value-type="float" office:value="205383" calcext:value-type="float">
            <text:p>205383</text:p>
          </table:table-cell>
          <table:table-cell office:value-type="float" office:value="206941" calcext:value-type="float">
            <text:p>2069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22150" calcext:value-type="float">
            <text:p>522150</text:p>
          </table:table-cell>
          <table:table-cell office:value-type="float" office:value="213601" calcext:value-type="float">
            <text:p>213601</text:p>
          </table:table-cell>
          <table:table-cell office:value-type="float" office:value="216454" calcext:value-type="float">
            <text:p>2164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19321" calcext:value-type="float">
            <text:p>619321</text:p>
          </table:table-cell>
          <table:table-cell office:value-type="float" office:value="223670" calcext:value-type="float">
            <text:p>223670</text:p>
          </table:table-cell>
          <table:table-cell office:value-type="float" office:value="222537" calcext:value-type="float">
            <text:p>2225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32210" calcext:value-type="float">
            <text:p>632210</text:p>
          </table:table-cell>
          <table:table-cell office:value-type="float" office:value="220534" calcext:value-type="float">
            <text:p>220534</text:p>
          </table:table-cell>
          <table:table-cell office:value-type="float" office:value="209521" calcext:value-type="float">
            <text:p>2095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4961" calcext:value-type="float">
            <text:p>554961</text:p>
          </table:table-cell>
          <table:table-cell office:value-type="float" office:value="199827" calcext:value-type="float">
            <text:p>199827</text:p>
          </table:table-cell>
          <table:table-cell office:value-type="float" office:value="194703" calcext:value-type="float">
            <text:p>1947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64175" calcext:value-type="float">
            <text:p>464175</text:p>
          </table:table-cell>
          <table:table-cell office:value-type="float" office:value="207874" calcext:value-type="float">
            <text:p>207874</text:p>
          </table:table-cell>
          <table:table-cell office:value-type="float" office:value="211505" calcext:value-type="float">
            <text:p>2115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3620" calcext:value-type="float">
            <text:p>483620</text:p>
          </table:table-cell>
          <table:table-cell office:value-type="float" office:value="217255" calcext:value-type="float">
            <text:p>217255</text:p>
          </table:table-cell>
          <table:table-cell office:value-type="float" office:value="217018" calcext:value-type="float">
            <text:p>217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87303" calcext:value-type="float">
            <text:p>587303</text:p>
          </table:table-cell>
          <table:table-cell office:value-type="float" office:value="220061" calcext:value-type="float">
            <text:p>220061</text:p>
          </table:table-cell>
          <table:table-cell office:value-type="float" office:value="216678" calcext:value-type="float">
            <text:p>2166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37537" calcext:value-type="float">
            <text:p>637537</text:p>
          </table:table-cell>
          <table:table-cell office:value-type="float" office:value="217217" calcext:value-type="float">
            <text:p>217217</text:p>
          </table:table-cell>
          <table:table-cell office:value-type="float" office:value="212418" calcext:value-type="float">
            <text:p>2124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95773" calcext:value-type="float">
            <text:p>595773</text:p>
          </table:table-cell>
          <table:table-cell office:value-type="float" office:value="205114" calcext:value-type="float">
            <text:p>205114</text:p>
          </table:table-cell>
          <table:table-cell office:value-type="float" office:value="195234" calcext:value-type="float">
            <text:p>1952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9565" calcext:value-type="float">
            <text:p>489565</text:p>
          </table:table-cell>
          <table:table-cell office:value-type="float" office:value="198471" calcext:value-type="float">
            <text:p>198471</text:p>
          </table:table-cell>
          <table:table-cell office:value-type="float" office:value="198669" calcext:value-type="float">
            <text:p>1986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61199" calcext:value-type="float">
            <text:p>461199</text:p>
          </table:table-cell>
          <table:table-cell office:value-type="float" office:value="207998" calcext:value-type="float">
            <text:p>207998</text:p>
          </table:table-cell>
          <table:table-cell office:value-type="float" office:value="209867" calcext:value-type="float">
            <text:p>2098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4805" calcext:value-type="float">
            <text:p>544805</text:p>
          </table:table-cell>
          <table:table-cell office:value-type="float" office:value="215919" calcext:value-type="float">
            <text:p>215919</text:p>
          </table:table-cell>
          <table:table-cell office:value-type="float" office:value="219750" calcext:value-type="float">
            <text:p>2197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29131" calcext:value-type="float">
            <text:p>629131</text:p>
          </table:table-cell>
          <table:table-cell office:value-type="float" office:value="224222" calcext:value-type="float">
            <text:p>224222</text:p>
          </table:table-cell>
          <table:table-cell office:value-type="float" office:value="221635" calcext:value-type="float">
            <text:p>2216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23140" calcext:value-type="float">
            <text:p>623140</text:p>
          </table:table-cell>
          <table:table-cell office:value-type="float" office:value="217386" calcext:value-type="float">
            <text:p>217386</text:p>
          </table:table-cell>
          <table:table-cell office:value-type="float" office:value="207318" calcext:value-type="float">
            <text:p>2073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31031" calcext:value-type="float">
            <text:p>531031</text:p>
          </table:table-cell>
          <table:table-cell office:value-type="float" office:value="198292" calcext:value-type="float">
            <text:p>198292</text:p>
          </table:table-cell>
          <table:table-cell office:value-type="float" office:value="196683" calcext:value-type="float">
            <text:p>196683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58065" calcext:value-type="float">
            <text:p>458065</text:p>
          </table:table-cell>
          <table:table-cell office:value-type="float" office:value="212744" calcext:value-type="float">
            <text:p>212744</text:p>
          </table:table-cell>
          <table:table-cell office:value-type="float" office:value="215601" calcext:value-type="float">
            <text:p>2156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368" calcext:value-type="float">
            <text:p>500368</text:p>
          </table:table-cell>
          <table:table-cell office:value-type="float" office:value="219635" calcext:value-type="float">
            <text:p>219635</text:p>
          </table:table-cell>
          <table:table-cell office:value-type="float" office:value="219532" calcext:value-type="float">
            <text:p>21953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23])" office:value-type="float" office:value="21" calcext:value-type="float">
            <text:p>21</text:p>
          </table:table-cell>
          <table:table-cell table:formula="of:=MIN([.C2:.C23])" office:value-type="float" office:value="53" calcext:value-type="float">
            <text:p>53</text:p>
          </table:table-cell>
          <table:table-cell table:formula="of:=MIN([.D2:.D23])" office:value-type="float" office:value="63" calcext:value-type="float">
            <text:p>63</text:p>
          </table:table-cell>
          <table:table-cell table:formula="of:=MIN([.E2:.E23])" office:value-type="float" office:value="62" calcext:value-type="float">
            <text:p>62</text:p>
          </table:table-cell>
          <table:table-cell table:number-columns-repeated="3"/>
          <table:table-cell table:formula="of:=MIN([.I2:.I23])" office:value-type="float" office:value="1000000" calcext:value-type="float">
            <text:p>1000000</text:p>
          </table:table-cell>
          <table:table-cell table:formula="of:=MIN([.J2:.J23])" office:value-type="float" office:value="456480" calcext:value-type="float">
            <text:p>456480</text:p>
          </table:table-cell>
          <table:table-cell table:formula="of:=MIN([.K2:.K23])" office:value-type="float" office:value="197244" calcext:value-type="float">
            <text:p>197244</text:p>
          </table:table-cell>
          <table:table-cell table:formula="of:=MIN([.L2:.L23])" office:value-type="float" office:value="194703" calcext:value-type="float">
            <text:p>19470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23])" office:value-type="float" office:value="24" calcext:value-type="float">
            <text:p>24</text:p>
          </table:table-cell>
          <table:table-cell table:formula="of:=MAX([.C2:.C23])" office:value-type="float" office:value="63" calcext:value-type="float">
            <text:p>63</text:p>
          </table:table-cell>
          <table:table-cell table:formula="of:=MAX([.D2:.D23])" office:value-type="float" office:value="72" calcext:value-type="float">
            <text:p>72</text:p>
          </table:table-cell>
          <table:table-cell table:formula="of:=MAX([.E2:.E23])" office:value-type="float" office:value="87" calcext:value-type="float">
            <text:p>87</text:p>
          </table:table-cell>
          <table:table-cell table:number-columns-repeated="3"/>
          <table:table-cell table:formula="of:=MAX([.I2:.I23])" office:value-type="float" office:value="1000000" calcext:value-type="float">
            <text:p>1000000</text:p>
          </table:table-cell>
          <table:table-cell table:formula="of:=MAX([.J2:.J23])" office:value-type="float" office:value="637537" calcext:value-type="float">
            <text:p>637537</text:p>
          </table:table-cell>
          <table:table-cell table:formula="of:=MAX([.K2:.K23])" office:value-type="float" office:value="224222" calcext:value-type="float">
            <text:p>224222</text:p>
          </table:table-cell>
          <table:table-cell table:formula="of:=MAX([.L2:.L23])" office:value-type="float" office:value="223824" calcext:value-type="float">
            <text:p>223824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23])" office:value-type="float" office:value="21.8181818181818" calcext:value-type="float">
            <text:p>21,8181818181818</text:p>
          </table:table-cell>
          <table:table-cell table:formula="of:=AVERAGE([.C2:.C23])" office:value-type="float" office:value="58.2727272727273" calcext:value-type="float">
            <text:p>58,2727272727273</text:p>
          </table:table-cell>
          <table:table-cell table:formula="of:=AVERAGE([.D2:.D23])" office:value-type="float" office:value="64.6818181818182" calcext:value-type="float">
            <text:p>64,6818181818182</text:p>
          </table:table-cell>
          <table:table-cell table:formula="of:=AVERAGE([.E2:.E23])" office:value-type="float" office:value="69.8636363636364" calcext:value-type="float">
            <text:p>69,8636363636364</text:p>
          </table:table-cell>
          <table:table-cell table:number-columns-repeated="3"/>
          <table:table-cell table:formula="of:=AVERAGE([.I2:.I23])" office:value-type="float" office:value="1000000" calcext:value-type="float">
            <text:p>1000000</text:p>
          </table:table-cell>
          <table:table-cell table:formula="of:=AVERAGE([.J2:.J23])" office:value-type="float" office:value="550527.772727273" calcext:value-type="float">
            <text:p>550527,772727273</text:p>
          </table:table-cell>
          <table:table-cell table:formula="of:=AVERAGE([.K2:.K23])" office:value-type="float" office:value="212327" calcext:value-type="float">
            <text:p>212327</text:p>
          </table:table-cell>
          <table:table-cell table:formula="of:=AVERAGE([.L2:.L23])" office:value-type="float" office:value="210390.318181818" calcext:value-type="float">
            <text:p>210390,3181818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11:12:43.0995465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0T17:16:28.615686981</meta:creation-date>
    <dc:date>2021-08-17T11:38:59.559581648</dc:date>
    <meta:editing-duration>PT43M42S</meta:editing-duration>
    <meta:editing-cycles>14</meta:editing-cycles>
    <meta:generator>LibreOffice/6.0.7.3$Linux_X86_64 LibreOffice_project/00m0$Build-3</meta:generator>
    <meta:document-statistic meta:table-count="2" meta:cell-count="51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454cm" style:legend-expansion="high" chart:style-name="ch2"/>
        <chart:plot-area chart:style-name="ch3" table:cell-range-address="gauss11.B1:gauss11.E23" chart:data-source-has-labels="row" svg:x="1.331cm" svg:y="0.18cm" svg:width="11.576cm" svg:height="7.659cm">
          <chartooo:coordinate-region svg:x="2.138cm" svg:y="0.379cm" svg:width="10.582cm" svg:height="6.813cm"/>
          <chart:axis chart:dimension="x" chart:name="primary-x" chart:style-name="ch4">
            <chart:title svg:x="6.294cm" svg:y="8.019cm" chart:style-name="ch5">
              <text:p>Tiempo (s)</text:p>
            </chart:title>
          </chart:axis>
          <chart:axis chart:dimension="y" chart:name="primary-y" chart:style-name="ch4">
            <chart:title svg:x="0.451cm" svg:y="4.926cm" chart:style-name="ch6">
              <text:p>Fotogramas</text:p>
            </chart:title>
            <chart:grid chart:style-name="ch7" chart:class="major"/>
          </chart:axis>
          <chart:series chart:style-name="ch8" chart:values-cell-range-address="gauss11.B2:gauss11.B23" chart:label-cell-address="gauss11.B1:gauss11.B1" chart:class="chart:line">
            <chart:data-point chart:repeated="22"/>
          </chart:series>
          <chart:series chart:style-name="ch9" chart:values-cell-range-address="gauss11.C2:gauss11.C23" chart:label-cell-address="gauss11.C1:gauss11.C1" chart:class="chart:line">
            <chart:data-point chart:repeated="22"/>
          </chart:series>
          <chart:series chart:style-name="ch10" chart:values-cell-range-address="gauss11.D2:gauss11.D23" chart:label-cell-address="gauss11.D1:gauss11.D1" chart:class="chart:line">
            <chart:data-point chart:repeated="22"/>
          </chart:series>
          <chart:series chart:style-name="ch11" chart:values-cell-range-address="gauss11.E2:gauss11.E23" chart:label-cell-address="gauss11.E1:gauss11.E1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tess</text:p>
                <draw:g>
                  <svg:desc>gauss11.B1:gauss11.B1</svg:desc>
                </draw:g>
              </table:table-cell>
              <table:table-cell office:value-type="string">
                <text:p>Normal</text:p>
                <draw:g>
                  <svg:desc>gauss11.C1:gauss11.C1</svg:desc>
                </draw:g>
              </table:table-cell>
              <table:table-cell office:value-type="string">
                <text:p>Improve1</text:p>
                <draw:g>
                  <svg:desc>gauss11.D1:gauss11.D1</svg:desc>
                </draw:g>
              </table:table-cell>
              <table:table-cell office:value-type="string">
                <text:p>Improve2</text:p>
                <draw:g>
                  <svg:desc>gauss11.E1:gauss1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">
                <text:p>205</text:p>
                <draw:g>
                  <svg:desc>gauss11.B2:gauss11.B23</svg:desc>
                </draw:g>
              </table:table-cell>
              <table:table-cell office:value-type="float" office:value="262">
                <text:p>262</text:p>
                <draw:g>
                  <svg:desc>gauss11.C2:gauss11.C23</svg:desc>
                </draw:g>
              </table:table-cell>
              <table:table-cell office:value-type="float" office:value="256">
                <text:p>256</text:p>
                <draw:g>
                  <svg:desc>gauss11.D2:gauss11.D23</svg:desc>
                </draw:g>
              </table:table-cell>
              <table:table-cell office:value-type="float" office:value="271">
                <text:p>271</text:p>
                <draw:g>
                  <svg:desc>gauss11.E2:gauss1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4">
                <text:p>214</text:p>
              </table:table-cell>
              <table:table-cell office:value-type="float" office:value="267">
                <text:p>267</text:p>
              </table:table-cell>
              <table:table-cell office:value-type="float" office:value="255">
                <text:p>25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2">
                <text:p>222</text:p>
              </table:table-cell>
              <table:table-cell office:value-type="float" office:value="254">
                <text:p>254</text:p>
              </table:table-cell>
              <table:table-cell office:value-type="float" office:value="261">
                <text:p>26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6">
                <text:p>226</text:p>
              </table:table-cell>
              <table:table-cell office:value-type="float" office:value="253">
                <text:p>253</text:p>
              </table:table-cell>
              <table:table-cell office:value-type="float" office:value="267">
                <text:p>26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7">
                <text:p>207</text:p>
              </table:table-cell>
              <table:table-cell office:value-type="float" office:value="256">
                <text:p>256</text:p>
              </table:table-cell>
              <table:table-cell office:value-type="float" office:value="242">
                <text:p>24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8">
                <text:p>208</text:p>
              </table:table-cell>
              <table:table-cell office:value-type="float" office:value="254">
                <text:p>254</text:p>
              </table:table-cell>
              <table:table-cell office:value-type="float" office:value="268">
                <text:p>26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9">
                <text:p>239</text:p>
              </table:table-cell>
              <table:table-cell office:value-type="float" office:value="267">
                <text:p>267</text:p>
              </table:table-cell>
              <table:table-cell office:value-type="float" office:value="270">
                <text:p>27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271">
                <text:p>271</text:p>
              </table:table-cell>
              <table:table-cell office:value-type="float" office:value="254">
                <text:p>25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8">
                <text:p>238</text:p>
              </table:table-cell>
              <table:table-cell office:value-type="float" office:value="272">
                <text:p>272</text:p>
              </table:table-cell>
              <table:table-cell office:value-type="float" office:value="257">
                <text:p>25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9">
                <text:p>239</text:p>
              </table:table-cell>
              <table:table-cell office:value-type="float" office:value="270">
                <text:p>270</text:p>
              </table:table-cell>
              <table:table-cell office:value-type="float" office:value="275">
                <text:p>27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274">
                <text:p>274</text:p>
              </table:table-cell>
              <table:table-cell office:value-type="float" office:value="276">
                <text:p>27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1">
                <text:p>231</text:p>
              </table:table-cell>
              <table:table-cell office:value-type="float" office:value="270">
                <text:p>270</text:p>
              </table:table-cell>
              <table:table-cell office:value-type="float" office:value="282">
                <text:p>28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7">
                <text:p>207</text:p>
              </table:table-cell>
              <table:table-cell office:value-type="float" office:value="278">
                <text:p>278</text:p>
              </table:table-cell>
              <table:table-cell office:value-type="float" office:value="282">
                <text:p>28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3">
                <text:p>243</text:p>
              </table:table-cell>
              <table:table-cell office:value-type="float" office:value="276">
                <text:p>276</text:p>
              </table:table-cell>
              <table:table-cell office:value-type="float" office:value="270">
                <text:p>27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9">
                <text:p>249</text:p>
              </table:table-cell>
              <table:table-cell office:value-type="float" office:value="270">
                <text:p>270</text:p>
              </table:table-cell>
              <table:table-cell office:value-type="float" office:value="282">
                <text:p>28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6">
                <text:p>246</text:p>
              </table:table-cell>
              <table:table-cell office:value-type="float" office:value="263">
                <text:p>263</text:p>
              </table:table-cell>
              <table:table-cell office:value-type="float" office:value="279">
                <text:p>27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73">
                <text:p>27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">
                <text:p>249</text:p>
              </table:table-cell>
              <table:table-cell office:value-type="float" office:value="278">
                <text:p>278</text:p>
              </table:table-cell>
              <table:table-cell office:value-type="float" office:value="266">
                <text:p>26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">
                <text:p>250</text:p>
              </table:table-cell>
              <table:table-cell office:value-type="float" office:value="277">
                <text:p>277</text:p>
              </table:table-cell>
              <table:table-cell office:value-type="float" office:value="262">
                <text:p>26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8">
                <text:p>248</text:p>
              </table:table-cell>
              <table:table-cell office:value-type="float" office:value="254">
                <text:p>254</text:p>
              </table:table-cell>
              <table:table-cell office:value-type="float" office:value="271">
                <text:p>27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3">
                <text:p>243</text:p>
              </table:table-cell>
              <table:table-cell office:value-type="float" office:value="276">
                <text:p>276</text:p>
              </table:table-cell>
              <table:table-cell office:value-type="float" office:value="262">
                <text:p>26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9">
                <text:p>219</text:p>
              </table:table-cell>
              <table:table-cell office:value-type="float" office:value="271">
                <text:p>271</text:p>
              </table:table-cell>
              <table:table-cell office:value-type="float" office:value="256">
                <text:p>256</text:p>
              </table:table-cell>
              <table:table-cell office:value-type="float" office:value="273">
                <text:p>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454cm" style:legend-expansion="high" chart:style-name="ch2"/>
        <chart:plot-area chart:style-name="ch3" table:cell-range-address="gauss11.I1:gauss11.L23" chart:data-source-has-labels="row" svg:x="1.331cm" svg:y="0.18cm" svg:width="11.576cm" svg:height="7.659cm">
          <chartooo:coordinate-region svg:x="2.508cm" svg:y="0.379cm" svg:width="10.212cm" svg:height="6.813cm"/>
          <chart:axis chart:dimension="x" chart:name="primary-x" chart:style-name="ch4">
            <chart:title svg:x="6.294cm" svg:y="8.019cm" chart:style-name="ch5">
              <text:p>Tiempo (s)</text:p>
            </chart:title>
          </chart:axis>
          <chart:axis chart:dimension="y" chart:name="primary-y" chart:style-name="ch4">
            <chart:title svg:x="0.451cm" svg:y="4.834cm" chart:style-name="ch6">
              <text:p>Triángulos</text:p>
            </chart:title>
            <chart:grid chart:style-name="ch7" chart:class="major"/>
          </chart:axis>
          <chart:series chart:style-name="ch8" chart:values-cell-range-address="gauss11.I2:gauss11.I23" chart:label-cell-address="gauss11.I1:gauss11.I1" chart:class="chart:line">
            <chart:data-point chart:repeated="22"/>
          </chart:series>
          <chart:series chart:style-name="ch9" chart:values-cell-range-address="gauss11.J2:gauss11.J23" chart:label-cell-address="gauss11.J1:gauss11.J1" chart:class="chart:line">
            <chart:data-point chart:repeated="22"/>
          </chart:series>
          <chart:series chart:style-name="ch10" chart:values-cell-range-address="gauss11.K2:gauss11.K23" chart:label-cell-address="gauss11.K1:gauss11.K1" chart:class="chart:line">
            <chart:data-point chart:repeated="22"/>
          </chart:series>
          <chart:series chart:style-name="ch11" chart:values-cell-range-address="gauss11.L2:gauss11.L23" chart:label-cell-address="gauss11.L1:gauss11.L1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tess</text:p>
                <draw:g>
                  <svg:desc>gauss11.I1:gauss11.I1</svg:desc>
                </draw:g>
              </table:table-cell>
              <table:table-cell office:value-type="string">
                <text:p>Normal</text:p>
                <draw:g>
                  <svg:desc>gauss11.J1:gauss11.J1</svg:desc>
                </draw:g>
              </table:table-cell>
              <table:table-cell office:value-type="string">
                <text:p>Improve1</text:p>
                <draw:g>
                  <svg:desc>gauss11.K1:gauss11.K1</svg:desc>
                </draw:g>
              </table:table-cell>
              <table:table-cell office:value-type="string">
                <text:p>Improve2</text:p>
                <draw:g>
                  <svg:desc>gauss11.L1:gauss1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">
                <text:p>20000</text:p>
                <draw:g>
                  <svg:desc>gauss11.I2:gauss11.I23</svg:desc>
                </draw:g>
              </table:table-cell>
              <table:table-cell office:value-type="float" office:value="11598">
                <text:p>11598</text:p>
                <draw:g>
                  <svg:desc>gauss11.J2:gauss11.J23</svg:desc>
                </draw:g>
              </table:table-cell>
              <table:table-cell office:value-type="float" office:value="9931">
                <text:p>9931</text:p>
                <draw:g>
                  <svg:desc>gauss11.K2:gauss11.K23</svg:desc>
                </draw:g>
              </table:table-cell>
              <table:table-cell office:value-type="float" office:value="9758">
                <text:p>9758</text:p>
                <draw:g>
                  <svg:desc>gauss11.L2:gauss11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11697">
                <text:p>11697</text:p>
              </table:table-cell>
              <table:table-cell office:value-type="float" office:value="10164">
                <text:p>10164</text:p>
              </table:table-cell>
              <table:table-cell office:value-type="float" office:value="10115">
                <text:p>10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11710">
                <text:p>11710</text:p>
              </table:table-cell>
              <table:table-cell office:value-type="float" office:value="10142">
                <text:p>10142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11751">
                <text:p>11751</text:p>
              </table:table-cell>
              <table:table-cell office:value-type="float" office:value="10232">
                <text:p>10232</text:p>
              </table:table-cell>
              <table:table-cell office:value-type="float" office:value="10056">
                <text:p>10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1802">
                <text:p>11802</text:p>
              </table:table-cell>
              <table:table-cell office:value-type="float" office:value="10090">
                <text:p>10090</text:p>
              </table:table-cell>
              <table:table-cell office:value-type="float" office:value="9804">
                <text:p>9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11759">
                <text:p>11759</text:p>
              </table:table-cell>
              <table:table-cell office:value-type="float" office:value="9693">
                <text:p>9693</text:p>
              </table:table-cell>
              <table:table-cell office:value-type="float" office:value="9123">
                <text:p>9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11497">
                <text:p>11497</text:p>
              </table:table-cell>
              <table:table-cell office:value-type="float" office:value="9198">
                <text:p>9198</text:p>
              </table:table-cell>
              <table:table-cell office:value-type="float" office:value="8294">
                <text:p>8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11333">
                <text:p>11333</text:p>
              </table:table-cell>
              <table:table-cell office:value-type="float" office:value="8874">
                <text:p>8874</text:p>
              </table:table-cell>
              <table:table-cell office:value-type="float" office:value="7726">
                <text:p>77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">
                <text:p>20000</text:p>
              </table:table-cell>
              <table:table-cell office:value-type="float" office:value="11177">
                <text:p>11177</text:p>
              </table:table-cell>
              <table:table-cell office:value-type="float" office:value="8579">
                <text:p>8579</text:p>
              </table:table-cell>
              <table:table-cell office:value-type="float" office:value="7127">
                <text:p>7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10987">
                <text:p>10987</text:p>
              </table:table-cell>
              <table:table-cell office:value-type="float" office:value="8410">
                <text:p>8410</text:p>
              </table:table-cell>
              <table:table-cell office:value-type="float" office:value="6888">
                <text:p>6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10830">
                <text:p>10830</text:p>
              </table:table-cell>
              <table:table-cell office:value-type="float" office:value="8267">
                <text:p>8267</text:p>
              </table:table-cell>
              <table:table-cell office:value-type="float" office:value="6642">
                <text:p>66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">
                <text:p>20000</text:p>
              </table:table-cell>
              <table:table-cell office:value-type="float" office:value="10635">
                <text:p>10635</text:p>
              </table:table-cell>
              <table:table-cell office:value-type="float" office:value="8336">
                <text:p>8336</text:p>
              </table:table-cell>
              <table:table-cell office:value-type="float" office:value="6754">
                <text:p>6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">
                <text:p>20000</text:p>
              </table:table-cell>
              <table:table-cell office:value-type="float" office:value="10618">
                <text:p>10618</text:p>
              </table:table-cell>
              <table:table-cell office:value-type="float" office:value="8388">
                <text:p>8388</text:p>
              </table:table-cell>
              <table:table-cell office:value-type="float" office:value="7044">
                <text:p>70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">
                <text:p>20000</text:p>
              </table:table-cell>
              <table:table-cell office:value-type="float" office:value="10548">
                <text:p>10548</text:p>
              </table:table-cell>
              <table:table-cell office:value-type="float" office:value="8424">
                <text:p>8424</text:p>
              </table:table-cell>
              <table:table-cell office:value-type="float" office:value="7037">
                <text:p>70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0">
                <text:p>20000</text:p>
              </table:table-cell>
              <table:table-cell office:value-type="float" office:value="10564">
                <text:p>10564</text:p>
              </table:table-cell>
              <table:table-cell office:value-type="float" office:value="8578">
                <text:p>8578</text:p>
              </table:table-cell>
              <table:table-cell office:value-type="float" office:value="7257">
                <text:p>72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0">
                <text:p>20000</text:p>
              </table:table-cell>
              <table:table-cell office:value-type="float" office:value="10547">
                <text:p>10547</text:p>
              </table:table-cell>
              <table:table-cell office:value-type="float" office:value="8468">
                <text:p>8468</text:p>
              </table:table-cell>
              <table:table-cell office:value-type="float" office:value="7233">
                <text:p>72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0">
                <text:p>20000</text:p>
              </table:table-cell>
              <table:table-cell office:value-type="float" office:value="10711">
                <text:p>10711</text:p>
              </table:table-cell>
              <table:table-cell office:value-type="float" office:value="8502">
                <text:p>8502</text:p>
              </table:table-cell>
              <table:table-cell office:value-type="float" office:value="7265">
                <text:p>7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">
                <text:p>20000</text:p>
              </table:table-cell>
              <table:table-cell office:value-type="float" office:value="10863">
                <text:p>10863</text:p>
              </table:table-cell>
              <table:table-cell office:value-type="float" office:value="8745">
                <text:p>8745</text:p>
              </table:table-cell>
              <table:table-cell office:value-type="float" office:value="7632">
                <text:p>76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0">
                <text:p>20000</text:p>
              </table:table-cell>
              <table:table-cell office:value-type="float" office:value="10984">
                <text:p>10984</text:p>
              </table:table-cell>
              <table:table-cell office:value-type="float" office:value="8898">
                <text:p>8898</text:p>
              </table:table-cell>
              <table:table-cell office:value-type="float" office:value="7983">
                <text:p>79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11185">
                <text:p>11185</text:p>
              </table:table-cell>
              <table:table-cell office:value-type="float" office:value="9153">
                <text:p>9153</text:p>
              </table:table-cell>
              <table:table-cell office:value-type="float" office:value="8475">
                <text:p>84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11293">
                <text:p>11293</text:p>
              </table:table-cell>
              <table:table-cell office:value-type="float" office:value="9383">
                <text:p>9383</text:p>
              </table:table-cell>
              <table:table-cell office:value-type="float" office:value="8971">
                <text:p>89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0">
                <text:p>20000</text:p>
              </table:table-cell>
              <table:table-cell office:value-type="float" office:value="11552">
                <text:p>11552</text:p>
              </table:table-cell>
              <table:table-cell office:value-type="float" office:value="9745">
                <text:p>9745</text:p>
              </table:table-cell>
              <table:table-cell office:value-type="float" office:value="9375">
                <text:p>9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454cm" style:legend-expansion="high" chart:style-name="ch2"/>
        <chart:plot-area chart:style-name="ch3" table:cell-range-address="waves41.B1:waves41.E23" chart:data-source-has-labels="row" svg:x="1.331cm" svg:y="0.18cm" svg:width="11.576cm" svg:height="7.659cm">
          <chartooo:coordinate-region svg:x="1.952cm" svg:y="0.379cm" svg:width="10.582cm" svg:height="6.813cm"/>
          <chart:axis chart:dimension="x" chart:name="primary-x" chart:style-name="ch4">
            <chart:title svg:x="6.294cm" svg:y="8.019cm" chart:style-name="ch5">
              <text:p>Tiempo (s)</text:p>
            </chart:title>
          </chart:axis>
          <chart:axis chart:dimension="y" chart:name="primary-y" chart:style-name="ch4">
            <chart:title svg:x="0.451cm" svg:y="4.926cm" chart:style-name="ch6">
              <text:p>Fotogramas</text:p>
            </chart:title>
            <chart:grid chart:style-name="ch7" chart:class="major"/>
          </chart:axis>
          <chart:series chart:style-name="ch8" chart:values-cell-range-address="waves41.B2:waves41.B23" chart:label-cell-address="waves41.B1:waves41.B1" chart:class="chart:line">
            <chart:data-point chart:repeated="22"/>
          </chart:series>
          <chart:series chart:style-name="ch9" chart:values-cell-range-address="waves41.C2:waves41.C23" chart:label-cell-address="waves41.C1:waves41.C1" chart:class="chart:line">
            <chart:data-point chart:repeated="22"/>
          </chart:series>
          <chart:series chart:style-name="ch10" chart:values-cell-range-address="waves41.D2:waves41.D23" chart:label-cell-address="waves41.D1:waves41.D1" chart:class="chart:line">
            <chart:data-point chart:repeated="22"/>
          </chart:series>
          <chart:series chart:style-name="ch11" chart:values-cell-range-address="waves41.E2:waves41.E23" chart:label-cell-address="waves41.E1:waves41.E1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tess</text:p>
                <draw:g>
                  <svg:desc>waves41.B1:waves41.B1</svg:desc>
                </draw:g>
              </table:table-cell>
              <table:table-cell office:value-type="string">
                <text:p>Normal</text:p>
                <draw:g>
                  <svg:desc>waves41.C1:waves41.C1</svg:desc>
                </draw:g>
              </table:table-cell>
              <table:table-cell office:value-type="string">
                <text:p>Improve1</text:p>
                <draw:g>
                  <svg:desc>waves41.D1:waves41.D1</svg:desc>
                </draw:g>
              </table:table-cell>
              <table:table-cell office:value-type="string">
                <text:p>Improve2</text:p>
                <draw:g>
                  <svg:desc>waves41.E1:waves4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waves41.B2:waves41.B23</svg:desc>
                </draw:g>
              </table:table-cell>
              <table:table-cell office:value-type="float" office:value="56">
                <text:p>56</text:p>
                <draw:g>
                  <svg:desc>waves41.C2:waves41.C23</svg:desc>
                </draw:g>
              </table:table-cell>
              <table:table-cell office:value-type="float" office:value="67">
                <text:p>67</text:p>
                <draw:g>
                  <svg:desc>waves41.D2:waves41.D23</svg:desc>
                </draw:g>
              </table:table-cell>
              <table:table-cell office:value-type="float" office:value="69">
                <text:p>69</text:p>
                <draw:g>
                  <svg:desc>waves41.E2:waves4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53">
                <text:p>5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63">
                <text:p>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57">
                <text:p>57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57">
                <text:p>5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  <table:table-cell office:value-type="float" office:value="63">
                <text:p>6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57">
                <text:p>57</text:p>
              </table:table-cell>
              <table:table-cell office:value-type="float" office:value="64">
                <text:p>6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454cm" style:legend-expansion="high" chart:style-name="ch2"/>
        <chart:plot-area chart:style-name="ch3" table:cell-range-address="waves41.I1:waves41.L23" chart:data-source-has-labels="row" svg:x="1.331cm" svg:y="0.18cm" svg:width="11.576cm" svg:height="7.659cm">
          <chartooo:coordinate-region svg:x="2.693cm" svg:y="0.379cm" svg:width="9.842cm" svg:height="6.813cm"/>
          <chart:axis chart:dimension="x" chart:name="primary-x" chart:style-name="ch4">
            <chart:title svg:x="6.294cm" svg:y="8.019cm" chart:style-name="ch5">
              <text:p>Tiempo (s)</text:p>
            </chart:title>
          </chart:axis>
          <chart:axis chart:dimension="y" chart:name="primary-y" chart:style-name="ch4">
            <chart:title svg:x="0.451cm" svg:y="4.834cm" chart:style-name="ch6">
              <text:p>Triángulos</text:p>
            </chart:title>
            <chart:grid chart:style-name="ch7" chart:class="major"/>
          </chart:axis>
          <chart:series chart:style-name="ch8" chart:values-cell-range-address="waves41.I2:waves41.I23" chart:label-cell-address="waves41.I1:waves41.I1" chart:class="chart:line">
            <chart:data-point chart:repeated="22"/>
          </chart:series>
          <chart:series chart:style-name="ch9" chart:values-cell-range-address="waves41.J2:waves41.J23" chart:label-cell-address="waves41.J1:waves41.J1" chart:class="chart:line">
            <chart:data-point chart:repeated="22"/>
          </chart:series>
          <chart:series chart:style-name="ch10" chart:values-cell-range-address="waves41.K2:waves41.K23" chart:label-cell-address="waves41.K1:waves41.K1" chart:class="chart:line">
            <chart:data-point chart:repeated="22"/>
          </chart:series>
          <chart:series chart:style-name="ch11" chart:values-cell-range-address="waves41.L2:waves41.L23" chart:label-cell-address="waves41.L1:waves41.L1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tess</text:p>
                <draw:g>
                  <svg:desc>waves41.I1:waves41.I1</svg:desc>
                </draw:g>
              </table:table-cell>
              <table:table-cell office:value-type="string">
                <text:p>Normal</text:p>
                <draw:g>
                  <svg:desc>waves41.J1:waves41.J1</svg:desc>
                </draw:g>
              </table:table-cell>
              <table:table-cell office:value-type="string">
                <text:p>Improve1</text:p>
                <draw:g>
                  <svg:desc>waves41.K1:waves41.K1</svg:desc>
                </draw:g>
              </table:table-cell>
              <table:table-cell office:value-type="string">
                <text:p>Improve2</text:p>
                <draw:g>
                  <svg:desc>waves41.L1:waves4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waves41.I2:waves41.I23</svg:desc>
                </draw:g>
              </table:table-cell>
              <table:table-cell office:value-type="float" office:value="566131">
                <text:p>566131</text:p>
                <draw:g>
                  <svg:desc>waves41.J2:waves41.J23</svg:desc>
                </draw:g>
              </table:table-cell>
              <table:table-cell office:value-type="float" office:value="219897">
                <text:p>219897</text:p>
                <draw:g>
                  <svg:desc>waves41.K2:waves41.K23</svg:desc>
                </draw:g>
              </table:table-cell>
              <table:table-cell office:value-type="float" office:value="223824">
                <text:p>223824</text:p>
                <draw:g>
                  <svg:desc>waves41.L2:waves41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634648">
                <text:p>634648</text:p>
              </table:table-cell>
              <table:table-cell office:value-type="float" office:value="219233">
                <text:p>219233</text:p>
              </table:table-cell>
              <table:table-cell office:value-type="float" office:value="216383">
                <text:p>216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611671">
                <text:p>611671</text:p>
              </table:table-cell>
              <table:table-cell office:value-type="float" office:value="209617">
                <text:p>209617</text:p>
              </table:table-cell>
              <table:table-cell office:value-type="float" office:value="198776">
                <text:p>1987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508327">
                <text:p>508327</text:p>
              </table:table-cell>
              <table:table-cell office:value-type="float" office:value="197244">
                <text:p>197244</text:p>
              </table:table-cell>
              <table:table-cell office:value-type="float" office:value="197540">
                <text:p>1975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456480">
                <text:p>456480</text:p>
              </table:table-cell>
              <table:table-cell office:value-type="float" office:value="205383">
                <text:p>205383</text:p>
              </table:table-cell>
              <table:table-cell office:value-type="float" office:value="206941">
                <text:p>206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522150">
                <text:p>522150</text:p>
              </table:table-cell>
              <table:table-cell office:value-type="float" office:value="213601">
                <text:p>213601</text:p>
              </table:table-cell>
              <table:table-cell office:value-type="float" office:value="216454">
                <text:p>216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619321">
                <text:p>619321</text:p>
              </table:table-cell>
              <table:table-cell office:value-type="float" office:value="223670">
                <text:p>223670</text:p>
              </table:table-cell>
              <table:table-cell office:value-type="float" office:value="222537">
                <text:p>2225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">
                <text:p>1000000</text:p>
              </table:table-cell>
              <table:table-cell office:value-type="float" office:value="632210">
                <text:p>632210</text:p>
              </table:table-cell>
              <table:table-cell office:value-type="float" office:value="220534">
                <text:p>220534</text:p>
              </table:table-cell>
              <table:table-cell office:value-type="float" office:value="209521">
                <text:p>209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">
                <text:p>1000000</text:p>
              </table:table-cell>
              <table:table-cell office:value-type="float" office:value="554961">
                <text:p>554961</text:p>
              </table:table-cell>
              <table:table-cell office:value-type="float" office:value="199827">
                <text:p>199827</text:p>
              </table:table-cell>
              <table:table-cell office:value-type="float" office:value="194703">
                <text:p>194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464175">
                <text:p>464175</text:p>
              </table:table-cell>
              <table:table-cell office:value-type="float" office:value="207874">
                <text:p>207874</text:p>
              </table:table-cell>
              <table:table-cell office:value-type="float" office:value="211505">
                <text:p>2115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483620">
                <text:p>483620</text:p>
              </table:table-cell>
              <table:table-cell office:value-type="float" office:value="217255">
                <text:p>217255</text:p>
              </table:table-cell>
              <table:table-cell office:value-type="float" office:value="217018">
                <text:p>2170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0">
                <text:p>1000000</text:p>
              </table:table-cell>
              <table:table-cell office:value-type="float" office:value="587303">
                <text:p>587303</text:p>
              </table:table-cell>
              <table:table-cell office:value-type="float" office:value="220061">
                <text:p>220061</text:p>
              </table:table-cell>
              <table:table-cell office:value-type="float" office:value="216678">
                <text:p>216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">
                <text:p>1000000</text:p>
              </table:table-cell>
              <table:table-cell office:value-type="float" office:value="637537">
                <text:p>637537</text:p>
              </table:table-cell>
              <table:table-cell office:value-type="float" office:value="217217">
                <text:p>217217</text:p>
              </table:table-cell>
              <table:table-cell office:value-type="float" office:value="212418">
                <text:p>2124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0">
                <text:p>1000000</text:p>
              </table:table-cell>
              <table:table-cell office:value-type="float" office:value="595773">
                <text:p>595773</text:p>
              </table:table-cell>
              <table:table-cell office:value-type="float" office:value="205114">
                <text:p>205114</text:p>
              </table:table-cell>
              <table:table-cell office:value-type="float" office:value="195234">
                <text:p>1952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0">
                <text:p>1000000</text:p>
              </table:table-cell>
              <table:table-cell office:value-type="float" office:value="489565">
                <text:p>489565</text:p>
              </table:table-cell>
              <table:table-cell office:value-type="float" office:value="198471">
                <text:p>198471</text:p>
              </table:table-cell>
              <table:table-cell office:value-type="float" office:value="198669">
                <text:p>1986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0">
                <text:p>1000000</text:p>
              </table:table-cell>
              <table:table-cell office:value-type="float" office:value="461199">
                <text:p>461199</text:p>
              </table:table-cell>
              <table:table-cell office:value-type="float" office:value="207998">
                <text:p>207998</text:p>
              </table:table-cell>
              <table:table-cell office:value-type="float" office:value="209867">
                <text:p>2098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00">
                <text:p>1000000</text:p>
              </table:table-cell>
              <table:table-cell office:value-type="float" office:value="544805">
                <text:p>544805</text:p>
              </table:table-cell>
              <table:table-cell office:value-type="float" office:value="215919">
                <text:p>215919</text:p>
              </table:table-cell>
              <table:table-cell office:value-type="float" office:value="219750">
                <text:p>2197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00">
                <text:p>1000000</text:p>
              </table:table-cell>
              <table:table-cell office:value-type="float" office:value="629131">
                <text:p>629131</text:p>
              </table:table-cell>
              <table:table-cell office:value-type="float" office:value="224222">
                <text:p>224222</text:p>
              </table:table-cell>
              <table:table-cell office:value-type="float" office:value="221635">
                <text:p>2216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623140">
                <text:p>623140</text:p>
              </table:table-cell>
              <table:table-cell office:value-type="float" office:value="217386">
                <text:p>217386</text:p>
              </table:table-cell>
              <table:table-cell office:value-type="float" office:value="207318">
                <text:p>2073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">
                <text:p>1000000</text:p>
              </table:table-cell>
              <table:table-cell office:value-type="float" office:value="531031">
                <text:p>531031</text:p>
              </table:table-cell>
              <table:table-cell office:value-type="float" office:value="198292">
                <text:p>198292</text:p>
              </table:table-cell>
              <table:table-cell office:value-type="float" office:value="196683">
                <text:p>1966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">
                <text:p>1000000</text:p>
              </table:table-cell>
              <table:table-cell office:value-type="float" office:value="458065">
                <text:p>458065</text:p>
              </table:table-cell>
              <table:table-cell office:value-type="float" office:value="212744">
                <text:p>212744</text:p>
              </table:table-cell>
              <table:table-cell office:value-type="float" office:value="215601">
                <text:p>2156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0">
                <text:p>1000000</text:p>
              </table:table-cell>
              <table:table-cell office:value-type="float" office:value="500368">
                <text:p>500368</text:p>
              </table:table-cell>
              <table:table-cell office:value-type="float" office:value="219635">
                <text:p>219635</text:p>
              </table:table-cell>
              <table:table-cell office:value-type="float" office:value="219532">
                <text:p>2195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